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6.25in" fo:margin-left="0.3118in" table:align="left"/>
    </style:style>
    <style:style style:name="Table1.A" style:family="table-column">
      <style:table-column-properties style:column-width="1.375in"/>
    </style:style>
    <style:style style:name="Table1.B" style:family="table-column">
      <style:table-column-properties style:column-width="1.5681in"/>
    </style:style>
    <style:style style:name="Table1.C" style:family="table-column">
      <style:table-column-properties style:column-width="1.6819in"/>
    </style:style>
    <style:style style:name="Table1.D" style:family="table-column">
      <style:table-column-properties style:column-width="1.625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color="#d62e4e" loext:opacity="100%" style:font-name="Adwaita Sans" fo:font-size="13pt" fo:font-weight="bold" officeooo:rsid="0018099f" officeooo:paragraph-rsid="0018099f" style:font-size-asian="13pt" style:font-weight-asian="bold" style:font-size-complex="13pt" style:font-weight-complex="bold"/>
    </style:style>
    <style:style style:name="P2" style:family="paragraph" style:parent-style-name="Standard" style:list-style-name="L1">
      <style:text-properties fo:color="#000000" loext:opacity="100%" style:font-name="Adwaita Sans" fo:font-size="12pt" fo:font-weight="normal" officeooo:rsid="0018099f" officeooo:paragraph-rsid="0018099f" style:font-size-asian="10.5pt" style:font-weight-asian="normal" style:font-size-complex="12pt" style:font-weight-complex="normal"/>
    </style:style>
    <style:style style:name="P3" style:family="paragraph" style:parent-style-name="Standard" style:list-style-name="L1">
      <style:text-properties fo:color="#000000" loext:opacity="100%" style:font-name="Adwaita Sans" fo:font-size="12pt" fo:font-weight="normal" officeooo:rsid="0019740c" officeooo:paragraph-rsid="001af17b" style:font-size-asian="10.5pt" style:font-weight-asian="normal" style:font-size-complex="12pt" style:font-weight-complex="normal"/>
    </style:style>
    <style:style style:name="P4" style:family="paragraph" style:parent-style-name="Standard">
      <style:text-properties fo:color="#000000" loext:opacity="100%" style:font-name="Adwaita Sans" fo:font-size="12pt" fo:font-weight="normal" officeooo:rsid="0019740c" officeooo:paragraph-rsid="001af17b" style:font-size-asian="10.5pt" style:font-weight-asian="normal" style:font-size-complex="12pt" style:font-weight-complex="normal"/>
    </style:style>
    <style:style style:name="P5" style:family="paragraph" style:parent-style-name="Standard" style:list-style-name="L1">
      <style:text-properties fo:color="#000000" loext:opacity="100%" style:font-name="Adwaita Sans" fo:font-size="12pt" fo:font-weight="normal" officeooo:rsid="001b6b7a" officeooo:paragraph-rsid="001b6b7a" style:font-size-asian="10.5pt" style:font-weight-asian="normal" style:font-size-complex="12pt" style:font-weight-complex="normal"/>
    </style:style>
    <style:style style:name="P6" style:family="paragraph" style:parent-style-name="Standard" style:list-style-name="L1">
      <style:text-properties officeooo:paragraph-rsid="001af17b"/>
    </style:style>
    <style:style style:name="P7" style:family="paragraph" style:parent-style-name="Standard" style:list-style-name="L1">
      <style:text-properties fo:color="#000000" loext:opacity="100%" style:font-name="Adwaita Sans" fo:font-size="12pt" fo:font-weight="normal" officeooo:rsid="001af17b" officeooo:paragraph-rsid="001af17b" style:font-size-asian="10.5pt" style:font-weight-asian="normal" style:font-size-complex="12pt" style:font-weight-complex="normal"/>
    </style:style>
    <style:style style:name="P8" style:family="paragraph" style:parent-style-name="Standard">
      <style:text-properties fo:color="#000000" loext:opacity="100%" style:font-name="Adwaita Sans" fo:font-size="12pt" fo:font-weight="normal" officeooo:rsid="001af17b" officeooo:paragraph-rsid="001af17b" style:font-size-asian="10.5pt" style:font-weight-asian="normal" style:font-size-complex="12pt" style:font-weight-complex="normal"/>
    </style:style>
    <style:style style:name="P9" style:family="paragraph" style:parent-style-name="Standard" style:list-style-name="L1">
      <style:text-properties fo:color="#000000" loext:opacity="100%" style:font-name="Adwaita Sans" fo:font-size="12pt" fo:font-weight="normal" officeooo:rsid="001d4e44" officeooo:paragraph-rsid="001d4e44" style:font-size-asian="10.5pt" style:font-weight-asian="normal" style:font-size-complex="12pt" style:font-weight-complex="normal"/>
    </style:style>
    <style:style style:name="P10" style:family="paragraph" style:parent-style-name="Standard" style:list-style-name="L1">
      <style:text-properties fo:color="#000000" loext:opacity="100%" style:font-name="Adwaita Sans" fo:font-size="12pt" fo:font-weight="normal" officeooo:rsid="0020be92" officeooo:paragraph-rsid="0020be92" style:font-size-asian="10.5pt" style:font-weight-asian="normal" style:font-size-complex="12pt" style:font-weight-complex="normal"/>
    </style:style>
    <style:style style:name="P11" style:family="paragraph" style:parent-style-name="Standard" style:list-style-name="L1">
      <style:text-properties fo:color="#000000" loext:opacity="100%" style:font-name="Adwaita Sans" fo:font-size="12pt" fo:font-weight="normal" officeooo:rsid="0022b185" officeooo:paragraph-rsid="0022b185" style:font-size-asian="10.5pt" style:font-weight-asian="normal" style:font-size-complex="12pt" style:font-weight-complex="normal"/>
    </style:style>
    <style:style style:name="P12" style:family="paragraph" style:parent-style-name="Standard" style:list-style-name="L1">
      <style:text-properties fo:color="#000000" loext:opacity="100%" style:font-name="Adwaita Sans" fo:font-size="12pt" fo:font-weight="normal" officeooo:rsid="0023f343" officeooo:paragraph-rsid="0023f343" style:font-size-asian="10.5pt" style:font-weight-asian="normal" style:font-size-complex="12pt" style:font-weight-complex="normal"/>
    </style:style>
    <style:style style:name="P13" style:family="paragraph" style:parent-style-name="Standard" style:list-style-name="L1">
      <style:text-properties fo:color="#000000" loext:opacity="100%" style:font-name="Adwaita Sans" fo:font-size="12pt" fo:font-weight="normal" officeooo:rsid="00245212" officeooo:paragraph-rsid="00245212" style:font-size-asian="10.5pt" style:font-weight-asian="normal" style:font-size-complex="12pt" style:font-weight-complex="normal"/>
    </style:style>
    <style:style style:name="P14" style:family="paragraph" style:parent-style-name="Standard">
      <style:text-properties fo:color="#000000" loext:opacity="100%" style:font-name="Adwaita Sans" fo:font-size="12pt" fo:font-weight="normal" officeooo:rsid="00245212" officeooo:paragraph-rsid="00245212" style:font-size-asian="10.5pt" style:font-weight-asian="normal" style:font-size-complex="12pt" style:font-weight-complex="normal"/>
    </style:style>
    <style:style style:name="P15" style:family="paragraph" style:parent-style-name="Standard" style:list-style-name="L1">
      <style:text-properties fo:color="#000000" loext:opacity="100%" style:font-name="Adwaita Sans" fo:font-size="12pt" fo:font-weight="normal" officeooo:rsid="0031977e" officeooo:paragraph-rsid="0031977e" style:font-size-asian="10.5pt" style:font-weight-asian="normal" style:font-size-complex="12pt" style:font-weight-complex="normal"/>
    </style:style>
    <style:style style:name="P16" style:family="paragraph" style:parent-style-name="Standard" style:list-style-name="L1">
      <style:text-properties fo:color="#000000" loext:opacity="100%" style:font-name="Adwaita Sans" fo:font-size="12pt" fo:font-weight="normal" officeooo:rsid="0024ab24" officeooo:paragraph-rsid="0024ab24" style:font-size-asian="10.5pt" style:font-weight-asian="normal" style:font-size-complex="12pt" style:font-weight-complex="normal"/>
    </style:style>
    <style:style style:name="P17" style:family="paragraph" style:parent-style-name="Standard" style:list-style-name="L1">
      <style:text-properties fo:color="#000000" loext:opacity="100%" style:font-name="Adwaita Sans" fo:font-size="12pt" fo:font-weight="normal" officeooo:rsid="00259d6a" officeooo:paragraph-rsid="00259d6a" style:font-size-asian="10.5pt" style:font-weight-asian="normal" style:font-size-complex="12pt" style:font-weight-complex="normal"/>
    </style:style>
    <style:style style:name="P18" style:family="paragraph" style:parent-style-name="Standard">
      <style:text-properties fo:color="#000000" loext:opacity="100%" style:font-name="Adwaita Sans" fo:font-size="12pt" fo:font-weight="normal" officeooo:rsid="00259d6a" officeooo:paragraph-rsid="00259d6a" style:font-size-asian="10.5pt" style:font-weight-asian="normal" style:font-size-complex="12pt" style:font-weight-complex="normal"/>
    </style:style>
    <style:style style:name="P19" style:family="paragraph" style:parent-style-name="Standard" style:list-style-name="L1">
      <style:text-properties fo:color="#000000" loext:opacity="100%" style:font-name="Adwaita Sans" fo:font-size="12pt" fo:font-weight="normal" officeooo:rsid="002705ca" officeooo:paragraph-rsid="002705ca" style:font-size-asian="10.5pt" style:font-weight-asian="normal" style:font-size-complex="12pt" style:font-weight-complex="normal"/>
    </style:style>
    <style:style style:name="P20" style:family="paragraph" style:parent-style-name="Standard" style:list-style-name="L1">
      <style:text-properties fo:color="#000000" loext:opacity="100%" style:font-name="Adwaita Sans" fo:font-size="12pt" fo:font-weight="normal" officeooo:rsid="0027ba90" officeooo:paragraph-rsid="0027ba90" style:font-size-asian="10.5pt" style:font-weight-asian="normal" style:font-size-complex="12pt" style:font-weight-complex="normal"/>
    </style:style>
    <style:style style:name="P21" style:family="paragraph" style:parent-style-name="Standard" style:list-style-name="L1">
      <style:text-properties officeooo:rsid="002cfda6" officeooo:paragraph-rsid="002cfda6"/>
    </style:style>
    <style:style style:name="P22" style:family="paragraph" style:parent-style-name="Standard" style:list-style-name="L1">
      <style:text-properties fo:color="#000000" loext:opacity="100%" style:font-name="Adwaita Sans" fo:font-size="12pt" fo:font-weight="normal" officeooo:rsid="002cfda6" officeooo:paragraph-rsid="002cfda6" style:font-size-asian="10.5pt" style:font-weight-asian="normal" style:font-size-complex="12pt" style:font-weight-complex="normal"/>
    </style:style>
    <style:style style:name="P23" style:family="paragraph" style:parent-style-name="Standard" style:list-style-name="L1">
      <style:text-properties fo:color="#000000" loext:opacity="100%" style:font-name="Adwaita Sans" fo:font-size="12pt" fo:font-weight="normal" officeooo:rsid="002e0613" officeooo:paragraph-rsid="002e0613" style:font-size-asian="10.5pt" style:font-weight-asian="normal" style:font-size-complex="12pt" style:font-weight-complex="normal"/>
    </style:style>
    <style:style style:name="P24" style:family="paragraph" style:parent-style-name="Standard" style:list-style-name="L1">
      <style:text-properties fo:color="#000000" loext:opacity="100%" style:font-name="Adwaita Sans" fo:font-size="12pt" fo:font-weight="normal" officeooo:rsid="002ec1cb" officeooo:paragraph-rsid="002ec1cb" style:font-size-asian="10.5pt" style:font-weight-asian="normal" style:font-size-complex="12pt" style:font-weight-complex="normal"/>
    </style:style>
    <style:style style:name="P25" style:family="paragraph" style:parent-style-name="Standard" style:list-style-name="L1">
      <style:text-properties fo:color="#000000" loext:opacity="100%" style:font-name="Adwaita Sans" fo:font-size="12pt" fo:font-weight="normal" officeooo:rsid="00325bed" officeooo:paragraph-rsid="00325bed" style:font-size-asian="10.5pt" style:font-weight-asian="normal" style:font-size-complex="12pt" style:font-weight-complex="normal"/>
    </style:style>
    <style:style style:name="P26" style:family="paragraph" style:parent-style-name="Standard" style:list-style-name="L1">
      <style:text-properties fo:color="#000000" loext:opacity="100%" style:font-name="Adwaita Sans" fo:font-size="12pt" fo:font-weight="normal" officeooo:rsid="00314d96" officeooo:paragraph-rsid="00314d96" style:font-size-asian="10.5pt" style:font-weight-asian="normal" style:font-size-complex="12pt" style:font-weight-complex="normal"/>
    </style:style>
    <style:style style:name="P27" style:family="paragraph" style:parent-style-name="Standard" style:list-style-name="L1">
      <style:text-properties fo:color="#000000" loext:opacity="100%" style:font-name="Adwaita Sans" fo:font-size="12pt" fo:font-weight="normal" officeooo:rsid="0032bd43" officeooo:paragraph-rsid="0032bd43" style:font-size-asian="10.5pt" style:font-weight-asian="normal" style:font-size-complex="12pt" style:font-weight-complex="normal"/>
    </style:style>
    <style:style style:name="P28" style:family="paragraph" style:parent-style-name="Standard">
      <style:text-properties fo:color="#000000" loext:opacity="100%" style:font-name="Adwaita Sans" fo:font-size="12pt" fo:font-weight="normal" officeooo:rsid="00314d96" officeooo:paragraph-rsid="00314d96" style:font-size-asian="10.5pt" style:font-weight-asian="normal" style:font-size-complex="12pt" style:font-weight-complex="normal"/>
    </style:style>
    <style:style style:name="P29" style:family="paragraph" style:parent-style-name="Standard" style:list-style-name="L1">
      <style:text-properties fo:color="#000000" loext:opacity="100%" style:font-name="Adwaita Sans" fo:font-size="12pt" fo:font-weight="normal" officeooo:rsid="00364dd8" officeooo:paragraph-rsid="00364dd8" style:font-size-asian="10.5pt" style:font-weight-asian="normal" style:font-size-complex="12pt" style:font-weight-complex="normal"/>
    </style:style>
    <style:style style:name="P30" style:family="paragraph" style:parent-style-name="Standard" style:list-style-name="L1">
      <style:text-properties fo:color="#000000" loext:opacity="100%" style:font-name="Adwaita Sans" fo:font-size="12pt" fo:font-weight="normal" officeooo:rsid="003833b5" officeooo:paragraph-rsid="003833b5" style:font-size-asian="10.5pt" style:font-weight-asian="normal" style:font-size-complex="12pt" style:font-weight-complex="normal"/>
    </style:style>
    <style:style style:name="P31" style:family="paragraph" style:parent-style-name="Standard">
      <style:text-properties fo:color="#000000" loext:opacity="100%" style:font-name="Adwaita Sans" fo:font-size="12pt" fo:font-weight="normal" officeooo:rsid="003833b5" officeooo:paragraph-rsid="003833b5" style:font-size-asian="10.5pt" style:font-weight-asian="normal" style:font-size-complex="12pt" style:font-weight-complex="normal"/>
    </style:style>
    <style:style style:name="P32" style:family="paragraph" style:parent-style-name="Standard" style:list-style-name="L1">
      <style:text-properties fo:color="#000000" loext:opacity="100%" style:font-name="Adwaita Sans" fo:font-size="12pt" fo:font-weight="normal" officeooo:rsid="003c5562" officeooo:paragraph-rsid="003c5562" style:font-size-asian="10.5pt" style:font-weight-asian="normal" style:font-size-complex="12pt" style:font-weight-complex="normal"/>
    </style:style>
    <style:style style:name="P33" style:family="paragraph" style:parent-style-name="Standard" style:list-style-name="L1">
      <style:text-properties fo:color="#000000" loext:opacity="100%" style:font-name="Adwaita Sans" fo:font-size="12pt" fo:font-weight="normal" officeooo:rsid="003d56cb" officeooo:paragraph-rsid="003d56cb" style:font-size-asian="10.5pt" style:font-weight-asian="normal" style:font-size-complex="12pt" style:font-weight-complex="normal"/>
    </style:style>
    <style:style style:name="P34" style:family="paragraph" style:parent-style-name="Standard" style:list-style-name="L1">
      <style:text-properties fo:color="#000000" loext:opacity="100%" style:font-name="Adwaita Sans" fo:font-size="12pt" fo:font-weight="normal" officeooo:rsid="003f327c" officeooo:paragraph-rsid="003f327c" style:font-size-asian="10.5pt" style:font-weight-asian="normal" style:font-size-complex="12pt" style:font-weight-complex="normal"/>
    </style:style>
    <style:style style:name="P35" style:family="paragraph" style:parent-style-name="Standard" style:list-style-name="L1">
      <style:text-properties fo:color="#000000" loext:opacity="100%" style:font-name="Adwaita Sans" fo:font-size="12pt" fo:font-weight="normal" officeooo:rsid="0040132d" officeooo:paragraph-rsid="0040132d" style:font-size-asian="10.5pt" style:font-weight-asian="normal" style:font-size-complex="12pt" style:font-weight-complex="normal"/>
    </style:style>
    <style:style style:name="P36" style:family="paragraph" style:parent-style-name="Standard" style:list-style-name="L1">
      <style:text-properties fo:color="#000000" loext:opacity="100%" style:font-name="Adwaita Sans" fo:font-size="12pt" fo:font-weight="normal" officeooo:rsid="004314bf" officeooo:paragraph-rsid="004314bf" style:font-size-asian="10.5pt" style:font-weight-asian="normal" style:font-size-complex="12pt" style:font-weight-complex="normal"/>
    </style:style>
    <style:style style:name="P37" style:family="paragraph" style:parent-style-name="Standard" style:list-style-name="L1">
      <style:text-properties fo:color="#000000" loext:opacity="100%" style:font-name="Adwaita Sans" fo:font-size="12pt" fo:font-weight="normal" officeooo:rsid="00409353" officeooo:paragraph-rsid="00409353" style:font-size-asian="10.5pt" style:font-weight-asian="normal" style:font-size-complex="12pt" style:font-weight-complex="normal"/>
    </style:style>
    <style:style style:name="P38" style:family="paragraph" style:parent-style-name="Standard">
      <style:text-properties fo:color="#000000" loext:opacity="100%" style:font-name="Adwaita Sans" fo:font-size="12pt" fo:font-weight="normal" officeooo:rsid="00409353" officeooo:paragraph-rsid="00409353" style:font-size-asian="10.5pt" style:font-weight-asian="normal" style:font-size-complex="12pt" style:font-weight-complex="normal"/>
    </style:style>
    <style:style style:name="P39" style:family="paragraph" style:parent-style-name="Standard" style:list-style-name="L1">
      <style:text-properties fo:color="#000000" loext:opacity="100%" style:font-name="Adwaita Sans" fo:font-size="12pt" fo:font-weight="normal" officeooo:rsid="0046d709" officeooo:paragraph-rsid="004349d1" style:font-size-asian="10.5pt" style:font-weight-asian="normal" style:font-size-complex="12pt" style:font-weight-complex="normal"/>
    </style:style>
    <style:style style:name="P40" style:family="paragraph" style:parent-style-name="Standard" style:list-style-name="L1">
      <style:text-properties fo:color="#000000" loext:opacity="100%" style:font-name="Adwaita Sans" fo:font-size="12pt" fo:font-weight="normal" officeooo:rsid="004349d1" officeooo:paragraph-rsid="004349d1" style:font-size-asian="10.5pt" style:font-weight-asian="normal" style:font-size-complex="12pt" style:font-weight-complex="normal"/>
    </style:style>
    <style:style style:name="P41" style:family="paragraph" style:parent-style-name="Standard" style:list-style-name="L1">
      <style:text-properties fo:color="#000000" loext:opacity="100%" style:font-name="Adwaita Sans" fo:font-size="12pt" fo:font-weight="normal" officeooo:rsid="0046d709" officeooo:paragraph-rsid="0046d709" style:font-size-asian="10.5pt" style:font-weight-asian="normal" style:font-size-complex="12pt" style:font-weight-complex="normal"/>
    </style:style>
    <style:style style:name="P42" style:family="paragraph" style:parent-style-name="Standard" style:list-style-name="L1">
      <style:text-properties fo:color="#000000" loext:opacity="100%" style:font-name="Adwaita Sans" fo:font-size="12pt" fo:font-weight="normal" officeooo:rsid="0048c43c" officeooo:paragraph-rsid="0048c43c" style:font-size-asian="10.5pt" style:font-weight-asian="normal" style:font-size-complex="12pt" style:font-weight-complex="normal"/>
    </style:style>
    <style:style style:name="P43" style:family="paragraph" style:parent-style-name="Standard">
      <style:text-properties fo:color="#000000" loext:opacity="100%" style:font-name="Adwaita Sans" fo:font-size="12pt" fo:font-weight="normal" officeooo:rsid="0048c43c" officeooo:paragraph-rsid="0048c43c" style:font-size-asian="10.5pt" style:font-weight-asian="normal" style:font-size-complex="12pt" style:font-weight-complex="normal"/>
    </style:style>
    <style:style style:name="P44" style:family="paragraph" style:parent-style-name="Standard" style:list-style-name="L1">
      <style:text-properties fo:color="#000000" loext:opacity="100%" style:font-name="Adwaita Sans" fo:font-size="12pt" fo:font-weight="normal" officeooo:rsid="00686fd5" officeooo:paragraph-rsid="00686fd5" style:font-size-asian="10.5pt" style:font-weight-asian="normal" style:font-size-complex="12pt" style:font-weight-complex="normal"/>
    </style:style>
    <style:style style:name="P45" style:family="paragraph" style:parent-style-name="Standard" style:list-style-name="L1">
      <style:text-properties fo:color="#000000" loext:opacity="100%" style:font-name="Adwaita Sans" fo:font-size="12pt" fo:font-weight="normal" officeooo:rsid="0068843b" officeooo:paragraph-rsid="0068843b" style:font-size-asian="10.5pt" style:font-weight-asian="normal" style:font-size-complex="12pt" style:font-weight-complex="normal"/>
    </style:style>
    <style:style style:name="P46" style:family="paragraph" style:parent-style-name="Standard" style:list-style-name="L1">
      <style:text-properties fo:color="#000000" loext:opacity="100%" style:font-name="Adwaita Sans" fo:font-size="12pt" fo:font-weight="normal" officeooo:rsid="0069bb22" officeooo:paragraph-rsid="0069bb22" style:font-size-asian="10.5pt" style:font-weight-asian="normal" style:font-size-complex="12pt" style:font-weight-complex="normal"/>
    </style:style>
    <style:style style:name="P47" style:family="paragraph" style:parent-style-name="Standard">
      <style:text-properties fo:color="#5eb91e" loext:opacity="100%" style:font-name="Adwaita Sans" fo:font-size="13pt" fo:font-weight="bold" officeooo:rsid="00492d61" officeooo:paragraph-rsid="00492d61" style:font-size-asian="13pt" style:font-weight-asian="bold" style:font-size-complex="13pt" style:font-weight-complex="bold"/>
    </style:style>
    <style:style style:name="P48" style:family="paragraph" style:parent-style-name="Table_20_Contents">
      <style:text-properties style:font-name="Adwaita Sans" fo:font-size="12pt" fo:font-weight="bold" officeooo:rsid="00492d61" officeooo:paragraph-rsid="00492d61" style:font-size-asian="10.5pt" style:font-weight-asian="bold" style:font-size-complex="12pt" style:font-weight-complex="bold"/>
    </style:style>
    <style:style style:name="P49" style:family="paragraph" style:parent-style-name="Table_20_Contents">
      <style:text-properties style:font-name="Adwaita Sans" fo:font-size="12pt" officeooo:rsid="004a35d8" officeooo:paragraph-rsid="004a35d8" style:font-size-asian="10.5pt" style:font-size-complex="12pt"/>
    </style:style>
    <style:style style:name="P50" style:family="paragraph" style:parent-style-name="Standard" style:list-style-name="L2">
      <style:text-properties fo:color="#000000" loext:opacity="100%" style:font-name="Adwaita Sans" fo:font-size="12pt" fo:font-weight="normal" officeooo:rsid="004b155e" officeooo:paragraph-rsid="004b155e" style:font-size-asian="10.5pt" style:font-weight-asian="normal" style:font-size-complex="12pt" style:font-weight-complex="normal"/>
    </style:style>
    <style:style style:name="P51" style:family="paragraph" style:parent-style-name="Standard" style:list-style-name="L2">
      <style:text-properties fo:color="#000000" loext:opacity="100%" style:font-name="Adwaita Sans" fo:font-size="12pt" fo:font-weight="normal" officeooo:rsid="004cae11" officeooo:paragraph-rsid="004cae11" style:font-size-asian="10.5pt" style:font-weight-asian="normal" style:font-size-complex="12pt" style:font-weight-complex="normal"/>
    </style:style>
    <style:style style:name="P52" style:family="paragraph" style:parent-style-name="Standard" style:list-style-name="L2">
      <style:text-properties fo:color="#000000" loext:opacity="100%" style:font-name="Adwaita Sans" fo:font-size="12pt" fo:font-weight="normal" officeooo:rsid="004da157" officeooo:paragraph-rsid="004da157" style:font-size-asian="10.5pt" style:font-weight-asian="normal" style:font-size-complex="12pt" style:font-weight-complex="normal"/>
    </style:style>
    <style:style style:name="P53" style:family="paragraph" style:parent-style-name="Standard" style:list-style-name="L2">
      <style:text-properties fo:color="#000000" loext:opacity="100%" style:font-name="Adwaita Sans" fo:font-size="12pt" fo:font-weight="normal" officeooo:rsid="00511e4b" officeooo:paragraph-rsid="00511e4b" style:font-size-asian="10.5pt" style:font-weight-asian="normal" style:font-size-complex="12pt" style:font-weight-complex="normal"/>
    </style:style>
    <style:style style:name="P54" style:family="paragraph" style:parent-style-name="Standard" style:list-style-name="L2">
      <style:text-properties fo:color="#000000" loext:opacity="100%" style:font-name="Adwaita Sans" fo:font-size="12pt" fo:font-weight="normal" officeooo:rsid="005162bb" officeooo:paragraph-rsid="005162bb" style:font-size-asian="10.5pt" style:font-weight-asian="normal" style:font-size-complex="12pt" style:font-weight-complex="normal"/>
    </style:style>
    <style:style style:name="P55" style:family="paragraph" style:parent-style-name="Standard">
      <style:text-properties fo:color="#000000" loext:opacity="100%" style:font-name="Adwaita Sans" fo:font-size="12pt" fo:font-weight="normal" officeooo:rsid="005162bb" officeooo:paragraph-rsid="005162bb" style:font-size-asian="10.5pt" style:font-weight-asian="normal" style:font-size-complex="12pt" style:font-weight-complex="normal"/>
    </style:style>
    <style:style style:name="P56" style:family="paragraph" style:parent-style-name="Standard" style:list-style-name="L2">
      <style:text-properties fo:color="#000000" loext:opacity="100%" style:font-name="Adwaita Sans" fo:font-size="12pt" fo:font-weight="normal" officeooo:rsid="0052dd39" officeooo:paragraph-rsid="0052dd39" style:font-size-asian="10.5pt" style:font-weight-asian="normal" style:font-size-complex="12pt" style:font-weight-complex="normal"/>
    </style:style>
    <style:style style:name="P57" style:family="paragraph" style:parent-style-name="Standard" style:list-style-name="L2">
      <style:text-properties fo:color="#000000" loext:opacity="100%" style:font-name="Adwaita Sans" fo:font-size="12pt" fo:font-weight="normal" officeooo:rsid="0054628d" officeooo:paragraph-rsid="0054628d" style:font-size-asian="10.5pt" style:font-weight-asian="normal" style:font-size-complex="12pt" style:font-weight-complex="normal"/>
    </style:style>
    <style:style style:name="P58" style:family="paragraph" style:parent-style-name="Standard" style:list-style-name="L2">
      <style:text-properties fo:color="#000000" loext:opacity="100%" style:font-name="Adwaita Sans" fo:font-size="12pt" fo:font-weight="normal" officeooo:rsid="0056e647" officeooo:paragraph-rsid="0056e647" style:font-size-asian="10.5pt" style:font-weight-asian="normal" style:font-size-complex="12pt" style:font-weight-complex="normal"/>
    </style:style>
    <style:style style:name="P59" style:family="paragraph" style:parent-style-name="Standard" style:list-style-name="L2">
      <style:text-properties fo:color="#000000" loext:opacity="100%" style:font-name="Adwaita Sans" fo:font-size="12pt" fo:font-weight="normal" officeooo:rsid="0057dab8" officeooo:paragraph-rsid="0057dab8" style:font-size-asian="10.5pt" style:font-weight-asian="normal" style:font-size-complex="12pt" style:font-weight-complex="normal"/>
    </style:style>
    <style:style style:name="P60" style:family="paragraph" style:parent-style-name="Standard" style:list-style-name="L2">
      <style:text-properties fo:color="#000000" loext:opacity="100%" style:font-name="Adwaita Sans" fo:font-size="12pt" fo:font-weight="normal" officeooo:rsid="0059059f" officeooo:paragraph-rsid="0059059f" style:font-size-asian="10.5pt" style:font-weight-asian="normal" style:font-size-complex="12pt" style:font-weight-complex="normal"/>
    </style:style>
    <style:style style:name="P61" style:family="paragraph" style:parent-style-name="Standard" style:list-style-name="L2">
      <style:text-properties fo:color="#000000" loext:opacity="100%" style:font-name="Adwaita Sans" fo:font-size="12pt" fo:font-weight="normal" officeooo:rsid="005a3fd8" officeooo:paragraph-rsid="005a3fd8" style:font-size-asian="10.5pt" style:font-weight-asian="normal" style:font-size-complex="12pt" style:font-weight-complex="normal"/>
    </style:style>
    <style:style style:name="P62" style:family="paragraph" style:parent-style-name="Standard" style:list-style-name="L2">
      <style:text-properties fo:color="#000000" loext:opacity="100%" style:font-name="Adwaita Sans" fo:font-size="12pt" fo:font-weight="normal" officeooo:rsid="005db9c7" officeooo:paragraph-rsid="005db9c7" style:font-size-asian="10.5pt" style:font-weight-asian="normal" style:font-size-complex="12pt" style:font-weight-complex="normal"/>
    </style:style>
    <style:style style:name="P63" style:family="paragraph" style:parent-style-name="Standard" style:list-style-name="L2">
      <style:text-properties fo:color="#000000" loext:opacity="100%" style:font-name="Adwaita Sans" fo:font-size="12pt" fo:font-weight="normal" officeooo:rsid="005dc6f4" officeooo:paragraph-rsid="005dc6f4" style:font-size-asian="10.5pt" style:font-weight-asian="normal" style:font-size-complex="12pt" style:font-weight-complex="normal"/>
    </style:style>
    <style:style style:name="P64" style:family="paragraph" style:parent-style-name="Standard">
      <style:text-properties fo:color="#000000" loext:opacity="100%" style:font-name="Adwaita Sans" fo:font-size="12pt" fo:font-weight="normal" officeooo:rsid="005dc6f4" officeooo:paragraph-rsid="005dc6f4" style:font-size-asian="10.5pt" style:font-weight-asian="normal" style:font-size-complex="12pt" style:font-weight-complex="normal"/>
    </style:style>
    <style:style style:name="P65" style:family="paragraph" style:parent-style-name="Standard" style:list-style-name="L2">
      <style:text-properties fo:color="#000000" loext:opacity="100%" style:font-name="Adwaita Sans" fo:font-size="12pt" fo:font-weight="normal" officeooo:rsid="0060446c" officeooo:paragraph-rsid="0060446c" style:font-size-asian="10.5pt" style:font-weight-asian="normal" style:font-size-complex="12pt" style:font-weight-complex="normal"/>
    </style:style>
    <style:style style:name="P66" style:family="paragraph" style:parent-style-name="Standard" style:list-style-name="L2">
      <style:text-properties fo:color="#000000" loext:opacity="100%" style:font-name="Adwaita Sans" fo:font-size="12pt" fo:font-weight="normal" officeooo:rsid="00610808" officeooo:paragraph-rsid="00610808" style:font-size-asian="10.5pt" style:font-weight-asian="normal" style:font-size-complex="12pt" style:font-weight-complex="normal"/>
    </style:style>
    <style:style style:name="P67" style:family="paragraph" style:parent-style-name="Standard">
      <style:text-properties fo:color="#000000" loext:opacity="100%" style:font-name="Adwaita Sans" fo:font-size="12pt" fo:font-weight="normal" officeooo:rsid="00610808" officeooo:paragraph-rsid="00610808" style:font-size-asian="10.5pt" style:font-weight-asian="normal" style:font-size-complex="12pt" style:font-weight-complex="normal"/>
    </style:style>
    <style:style style:name="P68" style:family="paragraph" style:parent-style-name="Standard" style:list-style-name="L2">
      <style:text-properties fo:color="#000000" loext:opacity="100%" style:font-name="Adwaita Sans" fo:font-size="12pt" fo:font-weight="normal" officeooo:rsid="0061b77f" officeooo:paragraph-rsid="0061b77f" style:font-size-asian="10.5pt" style:font-weight-asian="normal" style:font-size-complex="12pt" style:font-weight-complex="normal"/>
    </style:style>
    <style:style style:name="P69" style:family="paragraph" style:parent-style-name="Standard" style:list-style-name="L2">
      <style:text-properties fo:color="#000000" loext:opacity="100%" style:font-name="Adwaita Sans" fo:font-size="12pt" fo:font-weight="normal" officeooo:rsid="006323bf" officeooo:paragraph-rsid="006323bf" style:font-size-asian="10.5pt" style:font-weight-asian="normal" style:font-size-complex="12pt" style:font-weight-complex="normal"/>
    </style:style>
    <style:style style:name="T1" style:family="text">
      <style:text-properties fo:color="#000000" loext:opacity="100%" style:font-name="Adwaita Sans" fo:font-size="12pt" fo:font-weight="normal" officeooo:rsid="001af17b" style:font-size-asian="10.5pt" style:font-weight-asian="normal" style:font-size-complex="12pt" style:font-weight-complex="normal"/>
    </style:style>
    <style:style style:name="T2" style:family="text">
      <style:text-properties fo:color="#000000" loext:opacity="100%" style:font-name="Adwaita Sans" fo:font-size="12pt" fo:font-weight="normal" officeooo:rsid="0019740c" style:font-size-asian="10.5pt" style:font-weight-asian="normal" style:font-size-complex="12pt" style:font-weight-complex="normal"/>
    </style:style>
    <style:style style:name="T3" style:family="text">
      <style:text-properties officeooo:rsid="0023f343"/>
    </style:style>
    <style:style style:name="T4" style:family="text">
      <style:text-properties officeooo:rsid="0031d01f"/>
    </style:style>
    <style:style style:name="T5" style:family="text">
      <style:text-properties officeooo:rsid="002941e1"/>
    </style:style>
    <style:style style:name="T6" style:family="text">
      <style:text-properties fo:color="#000000" loext:opacity="100%" style:font-name="Adwaita Sans" fo:font-size="12pt" fo:font-weight="normal" officeooo:rsid="002a74b4" style:font-size-asian="10.5pt" style:font-weight-asian="normal" style:font-size-complex="12pt" style:font-weight-complex="normal"/>
    </style:style>
    <style:style style:name="T7" style:family="text">
      <style:text-properties fo:color="#000000" loext:opacity="100%" style:font-name="Adwaita Sans" fo:font-size="12pt" fo:font-weight="normal" style:font-size-asian="10.5pt" style:font-weight-asian="normal" style:font-size-complex="12pt" style:font-weight-complex="normal"/>
    </style:style>
    <style:style style:name="T8" style:family="text">
      <style:text-properties officeooo:rsid="003058ab"/>
    </style:style>
    <style:style style:name="T9" style:family="text">
      <style:text-properties officeooo:rsid="0034af5a"/>
    </style:style>
    <style:style style:name="T10" style:family="text">
      <style:text-properties officeooo:rsid="00648c11"/>
    </style:style>
    <style:style style:name="T11" style:family="text">
      <style:text-properties officeooo:rsid="00678413"/>
    </style:style>
    <style:style style:name="T12" style:family="text">
      <style:text-properties officeooo:rsid="0040132d"/>
    </style:style>
    <style:style style:name="T13" style:family="text">
      <style:text-properties officeooo:rsid="00410511"/>
    </style:style>
    <style:style style:name="T14" style:family="text">
      <style:text-properties officeooo:rsid="0042a981"/>
    </style:style>
    <style:style style:name="T15" style:family="text">
      <style:text-properties officeooo:rsid="0067a27b"/>
    </style:style>
    <style:style style:name="T16" style:family="text">
      <style:text-properties officeooo:rsid="00454252"/>
    </style:style>
    <style:style style:name="T17" style:family="text">
      <style:text-properties officeooo:rsid="00470a81"/>
    </style:style>
    <style:style style:name="T18" style:family="text">
      <style:text-properties officeooo:rsid="006bb0c7"/>
    </style:style>
    <style:style style:name="T19" style:family="text">
      <style:text-properties officeooo:rsid="004d93cb"/>
    </style:style>
    <style:style style:name="T20" style:family="text">
      <style:text-properties officeooo:rsid="0055250f"/>
    </style:style>
    <style:style style:name="T21" style:family="text">
      <style:text-properties officeooo:rsid="005a9df2"/>
    </style:style>
    <style:style style:name="T22" style:family="text">
      <style:text-properties officeooo:rsid="005ab965"/>
    </style:style>
    <style:style style:name="T23" style:family="text">
      <style:text-properties officeooo:rsid="006323bf"/>
    </style:style>
    <style:style style:name="T24" style:family="text">
      <style:text-properties officeooo:rsid="006cfaf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bsen: Nora</text:p>
      <text:list text:style-name="L1">
        <text:list-item>
          <text:p text:style-name="P2">Analitična dramska tehnika – dogodek, ki se je zgodil v preteklosti vpliva na dogajanje v sedanjosti</text:p>
        </text:list-item>
        <text:list-item>
          <text:p text:style-name="P3">Pred 8 leti Nora nezakonito vzame posojilo pri Krogstadu, za zdravljenje moža v Italiji</text:p>
        </text:list-item>
      </text:list>
      <text:p text:style-name="P4"/>
      <text:list text:continue-numbering="true" text:style-name="L1">
        <text:list-item>
          <text:p text:style-name="P5">PROTAGONISTKA: Nora</text:p>
        </text:list-item>
        <text:list-item>
          <text:p text:style-name="P5">ANTAGONIST: Krogstad najprej, potem Torvalds</text:p>
          <text:p text:style-name="P3"/>
        </text:list-item>
        <text:list-item>
          <text:p text:style-name="P5">1. Dejanje</text:p>
          <text:list>
            <text:list-item>
              <text:p text:style-name="P6"><text:span text:style-name="T1">Prostor – meščanska dnevna soba, </text:span><text:span text:style-name="T2"><text:s/></text:span><text:span text:style-name="T1">udobna, prijetna, bogata</text:span></text:p>
            </text:list-item>
            <text:list-item>
              <text:p text:style-name="P7">Čas – pozimi pred Božičem</text:p>
            </text:list-item>
          </text:list>
        </text:list-item>
      </text:list>
      <text:p text:style-name="P8"/>
      <text:list text:continue-numbering="true" text:style-name="L1">
        <text:list-item>
          <text:p text:style-name="P9">Nora je podrejena Torvaldu, z njo ravna kot z otrokom. Nagovarja jo s pomanjševalnicami v 3. osebi. Tipični zakon 19. st, vloge so razdeljene.</text:p>
        </text:list-item>
        <text:list-item>
          <text:p text:style-name="P10">Nora hoče biti popolna za svojega moža.</text:p>
        </text:list-item>
        <text:list-item>
          <text:p text:style-name="P11">Nora in Torvald imata drugačne poglede glede <text:span text:style-name="T3">sposojanja</text:span> denarja.</text:p>
        </text:list-item>
        <text:list-item>
          <text:p text:style-name="P12">Torvald ima Noro za finančno nepismeno.</text:p>
        </text:list-item>
        <text:list-item>
          <text:p text:style-name="P13">Nori se zdi manjvredni položaj normalen, saj je bila tako vzgojena</text:p>
        </text:list-item>
      </text:list>
      <text:p text:style-name="P14"/>
      <text:list text:continue-numbering="true" text:style-name="L1">
        <text:list-item>
          <text:p text:style-name="P15">Nora za denar ne prosi Ranka, njenega prijatelja, ki je v njo zaljubljen, saj ve da bi denar dobila in ne bi hotel ničesar v zameno. <text:span text:style-name="T4">Namesto tega je zelo varčna v gospodinstvu, varčuje preostal denar in vse kar ji Torvald da kot darilo.</text:span></text:p>
        </text:list-item>
      </text:list>
      <text:p text:style-name="P14"/>
      <text:list text:continue-numbering="true" text:style-name="L1">
        <text:list-item>
          <text:p text:style-name="P16">Lindejeva se je poročila z nekom za katerega je mislila, da je bogat. Ko je umrl, ji ni zaputil ničesar</text:p>
        </text:list-item>
        <text:list-item>
          <text:p text:style-name="P17">Linda se je pred Noro postavljala s svojimi dosežki, zato ji je Nora tudi začne razlagati o tem da je delovna in da ima skrivnost</text:p>
        </text:list-item>
      </text:list>
      <text:p text:style-name="P18"/>
      <text:list text:continue-numbering="true" text:style-name="L1">
        <text:list-item>
          <text:p text:style-name="P19">Krogstad vrže pismo o Norini zadolžitvi v Torvaldsov narbiralnik, a si kasneje premisli in ga želi vzeti nazaj, pride Linda in ga prepriča, da je bolje za zakon Nore in Torvalda, “da njun zakon ne temelji na laži”. </text:p>
        </text:list-item>
        <text:list-item>
          <text:p text:style-name="P20">Ko Torvalds pismo prebere se močno razjezi, namesto da bi naredil kot je Nora pričakovala in bil hvaležen, pokaže, da je njemu ugled pomembnejši od ljubezni do Nore, zato ga ona zapusti <text:span text:style-name="T5">(svoje otroke pa pusti za sabo)</text:span>.</text:p>
        </text:list-item>
      </text:list>
      <text:p text:style-name="P8"/>
      <text:list text:continue-numbering="true" text:style-name="L1">
        <text:list-item>
          <text:p text:style-name="P21"><text:span text:style-name="T6">M</text:span><text:span text:style-name="T7">otivi in teme</text:span></text:p>
          <text:list>
            <text:list-item>
              <text:p text:style-name="P22">lutke, ponarejanje, denar, izsiljevanje</text:p>
            </text:list-item>
            <text:list-item>
              <text:p text:style-name="P23">hiša lutk: metafora za meščanski dom, nesvoboda, vsak je lutka meščanske družbe in ima določeno vlogo</text:p>
            </text:list-item>
            <text:list-item>
              <text:p text:style-name="P24">makroni: Torvald jih Nore prepoveduje, <text:span text:style-name="T8">da se ne bi zredila, Norin upor; ona jih je klub temu da ne sme</text:span></text:p>
            </text:list-item>
            <text:list-item>
              <text:p text:style-name="P25">božično drevesce: predstavlja zakon Nore in Torvalda; na začetku ga Nora okrašuje na koncu pa razdira</text:p>
            </text:list-item>
            <text:list-item>
              <text:p text:style-name="P26">božič / novo leto</text:p>
            </text:list-item>
            <text:list-item>
              <text:p text:style-name="P27">legalno <text:span text:style-name="T9">ali </text:span>legitimno; zakonito <text:span text:style-name="T9">ali</text:span> moralno</text:p>
            </text:list-item>
            <text:list-item>
              <text:p text:style-name="P26"><text:soft-page-break/>tarantela (ples): Nora pleše kot da ji gre za življene, saj ji res gre; ko konča ve, da bo Torvald izvedel za njen dolg</text:p>
            </text:list-item>
          </text:list>
        </text:list-item>
      </text:list>
      <text:p text:style-name="P28"/>
      <text:list text:continue-numbering="true" text:style-name="L1">
        <text:list-item>
          <text:p text:style-name="P29">Vrednote meščanske družbe se skladajo z vrednotami Torvalda (denar, finance, ugled, urejena družba)</text:p>
        </text:list-item>
        <text:list-item>
          <text:p text:style-name="P30">Nora na prvo mesto postavlja ljubezen in družino</text:p>
        </text:list-item>
      </text:list>
      <text:p text:style-name="P31"/>
      <text:p text:style-name="P1">Ibsen: Strahovi</text:p>
      <text:list text:continue-numbering="true" text:style-name="L1">
        <text:list-item>
          <text:p text:style-name="P32">Dvojna morala – pastor Manders</text:p>
          <text:p text:style-name="P32"/>
        </text:list-item>
        <text:list-item>
          <text:p text:style-name="P33">Dogajalni prostor: s<text:span text:style-name="T10">alon</text:span> z vrati na vrt, podeželje ob fjordu, <text:span text:style-name="T11">hiša gospe Alvingove</text:span></text:p>
        </text:list-item>
        <text:list-item>
          <text:p text:style-name="P34">Okolje mračno <text:span text:style-name="T12">in</text:span> deževno</text:p>
        </text:list-item>
        <text:list-item>
          <text:p text:style-name="P35">Dogajalni čas: en dan; <text:span text:style-name="T13">eno</text:span><text:span text:style-name="T14">tnost </text:span><text:span text:style-name="T15">kraja, časa in dejanja</text:span></text:p>
        </text:list-item>
        <text:list-item>
          <text:p text:style-name="P36">5 oseb</text:p>
          <text:p text:style-name="P35"/>
        </text:list-item>
        <text:list-item>
          <text:p text:style-name="P37">Analitična dramska tehnika</text:p>
        </text:list-item>
      </text:list>
      <text:p text:style-name="P38"/>
      <text:list text:continue-numbering="true" text:style-name="L1">
        <text:list-item>
          <text:p text:style-name="P39">Osebe</text:p>
          <text:list>
            <text:list-item>
              <text:p text:style-name="P40">ga. Alvingova <text:span text:style-name="T16">(podkupi Engstranda, da se poroči z nosečo Johano)</text:span></text:p>
            </text:list-item>
            <text:list-item>
              <text:p text:style-name="P41">pastor Manders</text:p>
            </text:list-item>
            <text:list-item>
              <text:p text:style-name="P41">Osvald → prišel na obisk iz <text:span text:style-name="T17">Pariza</text:span></text:p>
            </text:list-item>
            <text:list-item>
              <text:p text:style-name="P42">Regine → nezakonska hči služkinje Johane in stotnika Alvinga, <text:span text:style-name="T18">služkinja pri gospe Alvingovi</text:span></text:p>
            </text:list-item>
            <text:list-item>
              <text:p text:style-name="P42">mizar Engstrand</text:p>
            </text:list-item>
          </text:list>
        </text:list-item>
      </text:list>
      <text:p text:style-name="P43"/>
      <text:list text:continue-numbering="true" text:style-name="L1">
        <text:list-item>
          <text:p text:style-name="P44">ga. Alvingova in pastor Manders sta bila zaljubljena</text:p>
        </text:list-item>
        <text:list-item>
          <text:p text:style-name="P45">Osvald in Regine sta polbrat in polsestra, med njima se začne plesti ljubezen; to je za Alvingovo kalplja čez rob (Osvaldu pove o očetu)</text:p>
        </text:list-item>
        <text:list-item>
          <text:p text:style-name="P46">Osvaldu je Alvingova, medtem ko je bil v Parizu pisala kako je njegov oče prijazen in dober človek, kar so bile laži namenjene temu da zaščitijo njegov ugled</text:p>
        </text:list-item>
      </text:list>
      <text:p text:style-name="P43"/>
      <text:p text:style-name="P47">Primerjava ose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Nora Helmer</text:p>
          </table:table-cell>
          <table:table-cell table:style-name="Table1.A1" office:value-type="string">
            <text:p text:style-name="P48">ga. Alvingova</text:p>
          </table:table-cell>
          <table:table-cell table:style-name="Table1.A1" office:value-type="string">
            <text:p text:style-name="P48">Torvald Helmer</text:p>
          </table:table-cell>
          <table:table-cell table:style-name="Table1.D1" office:value-type="string">
            <text:p text:style-name="P48">pastor Manders</text:p>
          </table:table-cell>
        </table:table-row>
        <table:table-row>
          <table:table-cell table:style-name="Table1.A2" office:value-type="string">
            <text:p text:style-name="P49">Lepa</text:p>
          </table:table-cell>
          <table:table-cell table:style-name="Table1.A2" office:value-type="string">
            <text:p text:style-name="P49">Pametna</text:p>
          </table:table-cell>
          <table:table-cell table:style-name="Table1.A2" office:value-type="string">
            <text:p text:style-name="P49">Možat</text:p>
          </table:table-cell>
          <table:table-cell table:style-name="Table1.D2" office:value-type="string">
            <text:p text:style-name="P49">Veren</text:p>
          </table:table-cell>
        </table:table-row>
        <table:table-row>
          <table:table-cell table:style-name="Table1.A2" office:value-type="string">
            <text:p text:style-name="P49">Zvesta</text:p>
          </table:table-cell>
          <table:table-cell table:style-name="Table1.A2" office:value-type="string">
            <text:p text:style-name="P49">Razgledana</text:p>
          </table:table-cell>
          <table:table-cell table:style-name="Table1.A2" office:value-type="string">
            <text:p text:style-name="P49">Strog</text:p>
          </table:table-cell>
          <table:table-cell table:style-name="Table1.D2" office:value-type="string">
            <text:p text:style-name="P49">Pravičen</text:p>
          </table:table-cell>
        </table:table-row>
        <table:table-row>
          <table:table-cell table:style-name="Table1.A2" office:value-type="string">
            <text:p text:style-name="P49">Ljubeča</text:p>
          </table:table-cell>
          <table:table-cell table:style-name="Table1.A2" office:value-type="string">
            <text:p text:style-name="P49">Prebrisana</text:p>
          </table:table-cell>
          <table:table-cell table:style-name="Table1.A2" office:value-type="string">
            <text:p text:style-name="P49">Ukazovalen</text:p>
          </table:table-cell>
          <table:table-cell table:style-name="Table1.D2" office:value-type="string">
            <text:p text:style-name="P49">Strog</text:p>
          </table:table-cell>
        </table:table-row>
        <table:table-row>
          <table:table-cell table:style-name="Table1.A2" office:value-type="string">
            <text:p text:style-name="P49">Pogumna</text:p>
          </table:table-cell>
          <table:table-cell table:style-name="Table1.A2" office:value-type="string">
            <text:p text:style-name="P49">Požrtvovalna</text:p>
          </table:table-cell>
          <table:table-cell table:style-name="Table1.A2" office:value-type="string">
            <text:p text:style-name="P49">Narcasist</text:p>
          </table:table-cell>
          <table:table-cell table:style-name="Table1.D2" office:value-type="string">
            <text:p text:style-name="P49">Prizemljen</text:p>
          </table:table-cell>
        </table:table-row>
        <table:table-row>
          <table:table-cell table:style-name="Table1.A2" office:value-type="string">
            <text:p text:style-name="P49">Naivna</text:p>
          </table:table-cell>
          <table:table-cell table:style-name="Table1.A2" office:value-type="string">
            <text:p text:style-name="P49">Prizemljena</text:p>
          </table:table-cell>
          <table:table-cell table:style-name="Table1.A2" office:value-type="string">
            <text:p text:style-name="P49">Flegmatičen</text:p>
          </table:table-cell>
          <table:table-cell table:style-name="Table1.D2" office:value-type="string">
            <text:p text:style-name="P49">Trmast</text:p>
          </table:table-cell>
        </table:table-row>
        <table:table-row>
          <table:table-cell table:style-name="Table1.A2" office:value-type="string">
            <text:p text:style-name="P49">Podrejena</text:p>
          </table:table-cell>
          <table:table-cell table:style-name="Table1.A2" office:value-type="string">
            <text:p text:style-name="P49">Spogledljiva</text:p>
          </table:table-cell>
          <table:table-cell table:style-name="Table1.A2" office:value-type="string">
            <text:p text:style-name="P49">Zahrbten</text:p>
          </table:table-cell>
          <table:table-cell table:style-name="Table1.D2" office:value-type="string">
            <text:p text:style-name="P49">Preračunljiv</text:p>
          </table:table-cell>
        </table:table-row>
        <table:table-row>
          <table:table-cell table:style-name="Table1.A2" office:value-type="string">
            <text:p text:style-name="P49">Karizmatična</text:p>
          </table:table-cell>
          <table:table-cell table:style-name="Table1.A2" office:value-type="string">
            <text:p text:style-name="P49">Močna</text:p>
          </table:table-cell>
          <table:table-cell table:style-name="Table1.A2" office:value-type="string">
            <text:p text:style-name="P49">Egoističen</text:p>
          </table:table-cell>
          <table:table-cell table:style-name="Table1.D2" office:value-type="string">
            <text:p text:style-name="P49">Ozkogled</text:p>
          </table:table-cell>
        </table:table-row>
        <table:table-row>
          <table:table-cell table:style-name="Table1.A2" office:value-type="string">
            <text:p text:style-name="P49">Požrtvovalna</text:p>
          </table:table-cell>
          <table:table-cell table:style-name="Table1.A2" office:value-type="string">
            <text:p text:style-name="P49">Pokorna</text:p>
          </table:table-cell>
          <table:table-cell table:style-name="Table1.A2" office:value-type="string">
            <text:p text:style-name="P49">Pokroviteljski</text:p>
          </table:table-cell>
          <table:table-cell table:style-name="Table1.D2" office:value-type="string">
            <text:p text:style-name="P49">Objektiven</text:p>
          </table:table-cell>
        </table:table-row>
      </table:table>
      <text:list text:style-name="L2">
        <text:list-header>
          <text:p text:style-name="P50"><text:soft-page-break/></text:p>
        </text:list-header>
        <text:list-item>
          <text:p text:style-name="P50">Nora: je podrejena, reče “bila sem kot lutka”</text:p>
          <text:list>
            <text:list-item>
              <text:p text:style-name="P51">Postavi sebe na prvo mesto, <text:span text:style-name="T19">želi biti neodvisna</text:span></text:p>
            </text:list-item>
            <text:list-item>
              <text:p text:style-name="P52">Osebnostno močna</text:p>
            </text:list-item>
            <text:list-item>
              <text:p text:style-name="P53">Nima izkušenj z zunanjim svetom</text:p>
            </text:list-item>
            <text:list-item>
              <text:p text:style-name="P54">Na začetku igra določeno vlogo, ker se to od nje pričakuje</text:p>
            </text:list-item>
          </text:list>
        </text:list-item>
      </text:list>
      <text:p text:style-name="P55"/>
      <text:list text:continue-numbering="true" text:style-name="L2">
        <text:list-item>
          <text:p text:style-name="P56">Helmer:</text:p>
          <text:list>
            <text:list-item>
              <text:p text:style-name="P56">Skrben, delaven, ima glavno besedo v družini</text:p>
            </text:list-item>
            <text:list-item>
              <text:p text:style-name="P57">Strogo upoštevanje moralnih načel, <text:span text:style-name="T20">ker je tako naučen</text:span></text:p>
            </text:list-item>
            <text:list-item>
              <text:p text:style-name="P58">Skrbi za ugled</text:p>
            </text:list-item>
            <text:list-item>
              <text:p text:style-name="P59">Pokroviteljski: Noro je oštel, ker je jedla sladkorčke</text:p>
            </text:list-item>
            <text:list-item>
              <text:p text:style-name="P60">Noro dojema kot manj vredno</text:p>
            </text:list-item>
            <text:list-item>
              <text:p text:style-name="P61">Neempatičen – <text:span text:style-name="T21">brezsrčen, </text:span><text:span text:style-name="T22">trden</text:span></text:p>
            </text:list-item>
            <text:list-item>
              <text:p text:style-name="P62">Ni čustveno inteligenten</text:p>
            </text:list-item>
            <text:list-item>
              <text:p text:style-name="P63">Posesiven</text:p>
            </text:list-item>
          </text:list>
        </text:list-item>
      </text:list>
      <text:p text:style-name="P64"/>
      <text:list text:continue-numbering="true" text:style-name="L2">
        <text:list-item>
          <text:p text:style-name="P65">ga. Alvingova:</text:p>
          <text:list>
            <text:list-item>
              <text:p text:style-name="P65">Sposbna: sama skrbi za posle, posestvo in družino</text:p>
            </text:list-item>
            <text:list-item>
              <text:p text:style-name="P66">Pokorna = podrejena; dela kot se od nje pričakuje</text:p>
            </text:list-item>
          </text:list>
        </text:list-item>
      </text:list>
      <text:p text:style-name="P67"/>
      <text:list text:continue-numbering="true" text:style-name="L2">
        <text:list-item>
          <text:p text:style-name="P68">Manders:</text:p>
          <text:list>
            <text:list-item>
              <text:p text:style-name="P68">Tradicionalen, <text:span text:style-name="T23">konzervanist</text:span></text:p>
            </text:list-item>
            <text:list-item>
              <text:p text:style-name="P69">Preračunljiv</text:p>
            </text:list-item>
            <text:list-item>
              <text:p text:style-name="P69">Sk<text:span text:style-name="T24">rbi</text:span> za ugled</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7T10:43:51.750327272</meta:creation-date>
    <dc:date>2026-02-25T17:26:25.953025597</dc:date>
    <meta:editing-duration>P3DT9H31M29S</meta:editing-duration>
    <meta:editing-cycles>79</meta:editing-cycles>
    <meta:generator>LibreOffice/25.8.4.2$Linux_X86_64 LibreOffice_project/580$Build-2</meta:generator>
    <meta:document-statistic meta:table-count="1" meta:image-count="0" meta:object-count="0" meta:page-count="3" meta:paragraph-count="106" meta:word-count="727" meta:character-count="4132" meta:non-whitespace-character-count="3567"/>
  </office:meta>
</office:document-meta>
</file>